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1pt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3pt" style:text-underline-style="solid" style:text-underline-width="auto" style:text-underline-color="font-color" fo:font-weight="bold" officeooo:rsid="00084418" officeooo:paragraph-rsid="00084418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STORIES DU PROJET OBRODERIE</text:p>
      <text:p text:style-name="P1"/>
      <text:p text:style-name="P1">Authentification</text:p>
      <text:p text:style-name="P1">- En tant que USER je veux m’authentifier afin d’accéder aux fonctionnalités qui me sont réservées</text:p>
      <text:p text:style-name="P1"/>
      <text:p text:style-name="P1">Répertoire client</text:p>
      <text:p text:style-name="P1">- En tant que USER je veux consulter le répertoire client afin d’obtenir des informations sur les clients.</text:p>
      <text:p text:style-name="P1">- En tant que USER je veux créer une fiche client afin d’ajouter un client dans le répertoire client.</text:p>
      <text:p text:style-name="P1">- En tant que USER je veux modifier une fiche client afin de mettre à jour des informations liées au client.</text:p>
      <text:p text:style-name="P1">- En tant que USER je veux supprimer une fiche client afin de nettoyer le répertoire client</text:p>
      <text:p text:style-name="P1"/>
      <text:p text:style-name="P1">Répertoire textile</text:p>
      <text:p text:style-name="P1">- En tant que USER je veux consulter le répertoire textile afin d’obtenir des informations.</text:p>
      <text:p text:style-name="P1">- En tant que USER je veux créer une fiche textile afin d’ajouter un textile dans le répertoire textile.</text:p>
      <text:p text:style-name="P1">- En tant que USER je veux modifier une fiche textile afin de mettre à jour des informations liées au textile.</text:p>
      <text:p text:style-name="P1">- En tant que USER je veux supprimer une fiche textile afin de nettoyer le répertoire textile</text:p>
      <text:p text:style-name="P1"/>
      <text:p text:style-name="P1">Répertoire broderie</text:p>
      <text:p text:style-name="P1">- En tant que USER je veux consulter le répertoire broderie afin d’obtenir des informations.</text:p>
      <text:p text:style-name="P1">- En tant que USER je veux créer une fiche broderie afin d’ajouter une broderie dans le répertoire broderie.</text:p>
      <text:p text:style-name="P1">- En tant que USER je veux modifier une fiche broderie afin de mettre à jour des informations liées au broderie.</text:p>
      <text:p text:style-name="P1">- En tant que USER je veux supprimer une fiche broderie afin de nettoyer le répertoire broderie</text:p>
      <text:p text:style-name="P1"/>
      <text:p text:style-name="P1">Devis</text:p>
      <text:p text:style-name="P1">- En tant que USER je veux consulter les devis afin d’obtenir des informations.</text:p>
      <text:p text:style-name="P1">- En tant que USER je veux créer un devis afin d'enregistrer une nouvelle demande client</text:p>
      <text:p text:style-name="P1">- En tant que USER je veux modifier un devis afin de mettre à jour une demande client</text:p>
      <text:p text:style-name="P1">- En tant que USER je veux supprimer un devis afin d’annuler une demande client</text:p>
      <text:p text:style-name="P1">- En tant que USER je veux lier un client au devis afin d’assigner le client à la demande</text:p>
      <text:p text:style-name="P1">- En tant que USER je veux créer un produit dans le devis afin de renseigner le contenu de la demande client.</text:p>
      <text:p text:style-name="P1">- En tant que USER je veux modifier un produit du devis afin de mettre à jour le contenu de la demande client.</text:p>
      <text:p text:style-name="P1">- En tant que USER je veux supprimer un produit du devis afin d’annuler le contenu de la demande client.</text:p>
      <text:p text:style-name="P1">- En tant que USER je veux consulter le montant total du devis afin d’apprécier la pertinence de mon chiffrage</text:p>
      <text:p text:style-name="P1">- En tant que USER je veux pouvoir rechercher un client afin de lier facilement le client au devis</text:p>
      <text:p text:style-name="P1">- En tant que USER je veux pouvoir rechercher un textile afin de lier facilement le textile au devis</text:p>
      <text:p text:style-name="P1">- En tant que USER je veux pouvoir rechercher une broderie afin de lier facilement la broderie au devis</text:p>
      <text:p text:style-name="P1"/>
      <text:p text:style-name="P1">Commande</text:p>
      <text:p text:style-name="P1">- En tant que USER je veux valider le devis afin de le passer en commande.</text:p>
      <text:p text:style-name="P1">- En tant que USER je veux consulter les commandes afin d’obtenir des informations sur les demandes clients en cours de fabrication</text:p>
      <text:p text:style-name="P1">- En tant que USER je veux renseigner les dates de livraisons de la commande afin de définir les délais contractuels.</text:p>
      <text:p text:style-name="P1">- En tant que USER je veux rétrograder la commande au stade de devis afin de modifier la demande client en cours de fabrication.</text:p>
      <text:p text:style-name="P1"/>
      <text:p text:style-name="P1">Facture</text:p>
      <text:p text:style-name="P1">- En tant que USER je veux valider la commande afin de la passer en facture.</text:p>
      <text:p text:style-name="P1">- En tant que USER je veux consulter les factures afin d’obtenir des informations sur les dernières factures émises</text:p>
      <text:p text:style-name="P1">- En tant que USER je veux archiver une facture afin de clôturer la demande du client après paiement</text:p>
      <text:p text:style-name="P1"/>
      <text:p text:style-name="P1">Rôle ADMIN</text:p>
      <text:p text:style-name="P1">- En tant que ADMIN je veux avoir les mêmes droits que le USER</text:p>
      <text:p text:style-name="P1"><text:soft-page-break/>- En tant que ADMIN, je veux pouvoir rétrograder une facture au stade de commande afin de permettre à USER de modifier la facture</text:p>
      <text:p text:style-name="P1">- En tant que ADMIN, je veux pouvoir supprimer les factures afin de gérer un cas exceptionnel de suppression de facture</text:p>
      <text:p text:style-name="P1">- En tant que ADMIN, je veux pouvoir consulter des utilisateurs afin d’obtenir des information sur tous les utilisateurs</text:p>
      <text:p text:style-name="P1">- En tant que ADMIN, je veux pouvoir créer des utilisateurs afin d’intégrer une nouvelle personne à l’équipe commerciale</text:p>
      <text:p text:style-name="P1">- En tant que ADMIN, je veux pouvoir modifier des utilisateurs afin de mettre à jour les informations des utilisateurs</text:p>
      <text:p text:style-name="P1">- En tant que ADMIN, je veux pouvoir supprimer des utilisateurs afin de nettoyer le répertoire des utilisateurs en cas de départ d’un employ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2T11:04:52.658454301</dc:date>
    <meta:editing-duration>PT8M34S</meta:editing-duration>
    <meta:editing-cycles>1</meta:editing-cycles>
    <meta:document-statistic meta:table-count="0" meta:image-count="0" meta:object-count="0" meta:page-count="2" meta:paragraph-count="48" meta:word-count="754" meta:character-count="4145" meta:non-whitespace-character-count="3439"/>
    <meta:generator>LibreOffice/7.3.7.2$Linux_X86_64 LibreOffice_project/30$Build-2</meta:generator>
  </office:meta>
</office:document-meta>
</file>